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2in"/>
    </style:style>
    <style:style style:name="co3" style:family="table-column">
      <style:table-column-properties fo:break-before="auto" style:column-width="4.243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CLI_BUFFER_START</text:p>
          </table:table-cell>
          <table:table-cell office:value-type="string" calcext:value-type="string">
            <text:p>UART buffer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CLI_BUFFER – 1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LI_BUFFER</text:p>
          </table:table-cell>
          <table:table-cell office:value-type="string" calcext:value-type="string">
            <text:p>Buffer pointe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RSV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RSV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LI_COUNT</text:p>
          </table:table-cell>
          <table:table-cell office:value-type="string" calcext:value-type="string">
            <text:p>Number of parsed 16bit words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CLI_WORD1_POS</text:p>
          </table:table-cell>
          <table:table-cell office:value-type="string" calcext:value-type="string">
            <text:p>position in CLI_BUFFE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CLI_WORD2_POS</text:p>
          </table:table-cell>
          <table:table-cell office:value-type="string" calcext:value-type="string">
            <text:p>position in CLI_BUFFE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CLI_WORD3_POS</text:p>
          </table:table-cell>
          <table:table-cell office:value-type="string" calcext:value-type="string">
            <text:p>position in CLI_BUFFE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CLI_WORD4_POS</text:p>
          </table:table-cell>
          <table:table-cell office:value-type="string" calcext:value-type="string">
            <text:p>position in CLI_BUFFE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CLI_WORD1_SIZE</text:p>
          </table:table-cell>
          <table:table-cell office:value-type="string" calcext:value-type="string">
            <text:p>size in nibbles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CLI_WORD2_SIZE</text:p>
          </table:table-cell>
          <table:table-cell office:value-type="string" calcext:value-type="string">
            <text:p>size in nibbles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CLI_WORD3_SIZE</text:p>
          </table:table-cell>
          <table:table-cell office:value-type="string" calcext:value-type="string">
            <text:p>size in nibbles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CLI_WORD4_SIZE</text:p>
          </table:table-cell>
          <table:table-cell office:value-type="string" calcext:value-type="string">
            <text:p>size in nibbles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LI_WORD1</text:p>
          </table:table-cell>
          <table:table-cell office:value-type="string" calcext:value-type="string">
            <text:p>32 bit word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CLI_WORD2</text:p>
          </table:table-cell>
          <table:table-cell office:value-type="string" calcext:value-type="string">
            <text:p>32 bit word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CLI_WORD3</text:p>
          </table:table-cell>
          <table:table-cell office:value-type="string" calcext:value-type="string">
            <text:p>32 bit word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CLI_WORD4</text:p>
          </table:table-cell>
          <table:table-cell office:value-type="string" calcext:value-type="string">
            <text:p>32 bit word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RSV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RSV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RSV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RSV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TDO_SIZE</text:p>
          </table:table-cell>
          <table:table-cell office:value-type="string" calcext:value-type="string">
            <text:p>Length of TDO_REG in nibbles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TDO_REG</text:p>
          </table:table-cell>
          <table:table-cell office:value-type="string" calcext:value-type="string">
            <text:p>TDO data (32 bits)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table:formula="of:=&quot;CSR&quot; &amp; ROUND(TEXT(ROW();&quot;00&quot;)/2;0.1)-36 &amp; &quot;low&quot;" office:value-type="string" office:string-value="CSR0low" calcext:value-type="string">
            <text:p>CSR0low</text:p>
          </table:table-cell>
          <table:table-cell office:value-type="string" calcext:value-type="string">
            <text:p>XXXX XXXX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table:formula="of:=&quot;CSR&quot; &amp; ROUND(TEXT(ROW();&quot;00&quot;)/2;0.1)-36 &amp; &quot;high&quot;" office:value-type="string" office:string-value="CSR0high" calcext:value-type="string">
            <text:p>CSR0high</text:p>
          </table:table-cell>
          <table:table-cell office:value-type="string" calcext:value-type="string">
            <text:p>XXXX 000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table:formula="of:=&quot;CSR&quot; &amp; ROUND(TEXT(ROW();&quot;00&quot;)/2;0.1)-36 &amp; &quot;low&quot;" office:value-type="string" office:string-value="CSR1low" calcext:value-type="string">
            <text:p>CSR1low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table:formula="of:=&quot;CSR&quot; &amp; ROUND(TEXT(ROW();&quot;00&quot;)/2;0.1)-36 &amp; &quot;high&quot;" office:value-type="string" office:string-value="CSR1high" calcext:value-type="string">
            <text:p>CSR1high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table:formula="of:=&quot;CSR&quot; &amp; ROUND(TEXT(ROW();&quot;00&quot;)/2;0.1)-36 &amp; &quot;low&quot;" office:value-type="string" office:string-value="CSR2low" calcext:value-type="string">
            <text:p>CSR2low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table:formula="of:=&quot;CSR&quot; &amp; ROUND(TEXT(ROW();&quot;00&quot;)/2;0.1)-36 &amp; &quot;high&quot;" office:value-type="string" office:string-value="CSR2high" calcext:value-type="string">
            <text:p>CSR2high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table:formula="of:=&quot;CSR&quot; &amp; ROUND(TEXT(ROW();&quot;00&quot;)/2;0.1)-36 &amp; &quot;low&quot;" office:value-type="string" office:string-value="CSR3low" calcext:value-type="string">
            <text:p>CSR3low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table:formula="of:=&quot;CSR&quot; &amp; ROUND(TEXT(ROW();&quot;00&quot;)/2;0.1)-36 &amp; &quot;high&quot;" office:value-type="string" office:string-value="CSR3high" calcext:value-type="string">
            <text:p>CSR3high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formula="of:=&quot;CSR&quot; &amp; ROUND(TEXT(ROW();&quot;00&quot;)/2;0.1)-36 &amp; &quot;low&quot;" office:value-type="string" office:string-value="CSR4low" calcext:value-type="string">
            <text:p>CSR4low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table:formula="of:=&quot;CSR&quot; &amp; ROUND(TEXT(ROW();&quot;00&quot;)/2;0.1)-36 &amp; &quot;high&quot;" office:value-type="string" office:string-value="CSR4high" calcext:value-type="string">
            <text:p>CSR4high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table:formula="of:=&quot;CSR&quot; &amp; ROUND(TEXT(ROW();&quot;00&quot;)/2;0.1)-36 &amp; &quot;low&quot;" office:value-type="string" office:string-value="CSR5low" calcext:value-type="string">
            <text:p>CSR5low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table:formula="of:=&quot;CSR&quot; &amp; ROUND(TEXT(ROW();&quot;00&quot;)/2;0.1)-36 &amp; &quot;high&quot;" office:value-type="string" office:string-value="CSR5high" calcext:value-type="string">
            <text:p>CSR5high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table:formula="of:=&quot;CSR&quot; &amp; ROUND(TEXT(ROW();&quot;00&quot;)/2;0.1)-36 &amp; &quot;low&quot;" office:value-type="string" office:string-value="CSR6low" calcext:value-type="string">
            <text:p>CSR6low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table:formula="of:=&quot;CSR&quot; &amp; ROUND(TEXT(ROW();&quot;00&quot;)/2;0.1)-36 &amp; &quot;high&quot;" office:value-type="string" office:string-value="CSR6high" calcext:value-type="string">
            <text:p>CSR6high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table:formula="of:=&quot;CSR&quot; &amp; ROUND(TEXT(ROW();&quot;00&quot;)/2;0.1)-36 &amp; &quot;low&quot;" office:value-type="string" office:string-value="CSR7low" calcext:value-type="string">
            <text:p>CSR7low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table:formula="of:=&quot;CSR&quot; &amp; ROUND(TEXT(ROW();&quot;00&quot;)/2;0.1)-36 &amp; &quot;high&quot;" office:value-type="string" office:string-value="CSR7high" calcext:value-type="string">
            <text:p>CSR7high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table:formula="of:=&quot;CSR&quot; &amp; ROUND(TEXT(ROW();&quot;00&quot;)/2;0.1)-36 &amp; &quot;low&quot;" office:value-type="string" office:string-value="CSR8low" calcext:value-type="string">
            <text:p>CSR8low</text:p>
          </table:table-cell>
          <table:table-cell/>
        </table:table-row>
        <table:table-row table:style-name="ro1">
          <table:table-cell office:value-type="string" calcext:value-type="string">
            <text:p>56</text:p>
          </table:table-cell>
          <table:table-cell table:formula="of:=&quot;CSR&quot; &amp; ROUND(TEXT(ROW();&quot;00&quot;)/2;0.1)-36 &amp; &quot;high&quot;" office:value-type="string" office:string-value="CSR8high" calcext:value-type="string">
            <text:p>CSR8high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table:formula="of:=&quot;CSR&quot; &amp; ROUND(TEXT(ROW();&quot;00&quot;)/2;0.1)-36 &amp; &quot;low&quot;" office:value-type="string" office:string-value="CSR9low" calcext:value-type="string">
            <text:p>CSR9low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table:formula="of:=&quot;CSR&quot; &amp; ROUND(TEXT(ROW();&quot;00&quot;)/2;0.1)-36 &amp; &quot;high&quot;" office:value-type="string" office:string-value="CSR9high" calcext:value-type="string">
            <text:p>CSR9high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table:formula="of:=&quot;CSR&quot; &amp; ROUND(TEXT(ROW();&quot;00&quot;)/2;0.1)-36 &amp; &quot;low&quot;" office:value-type="string" office:string-value="CSR10low" calcext:value-type="string">
            <text:p>CSR10low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table:formula="of:=&quot;CSR&quot; &amp; ROUND(TEXT(ROW();&quot;00&quot;)/2;0.1)-36 &amp; &quot;high&quot;" office:value-type="string" office:string-value="CSR10high" calcext:value-type="string">
            <text:p>CSR10high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table:formula="of:=&quot;CSR&quot; &amp; ROUND(TEXT(ROW();&quot;00&quot;)/2;0.1)-36 &amp; &quot;low&quot;" office:value-type="string" office:string-value="CSR11low" calcext:value-type="string">
            <text:p>CSR11low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table:formula="of:=&quot;CSR&quot; &amp; ROUND(TEXT(ROW();&quot;00&quot;)/2;0.1)-36 &amp; &quot;high&quot;" office:value-type="string" office:string-value="CSR11high" calcext:value-type="string">
            <text:p>CSR11high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table:formula="of:=&quot;CSR&quot; &amp; ROUND(TEXT(ROW();&quot;00&quot;)/2;0.1)-36 &amp; &quot;low&quot;" office:value-type="string" office:string-value="CSR12low" calcext:value-type="string">
            <text:p>CSR12low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table:formula="of:=&quot;CSR&quot; &amp; ROUND(TEXT(ROW();&quot;00&quot;)/2;0.1)-36 &amp; &quot;high&quot;" office:value-type="string" office:string-value="CSR12high" calcext:value-type="string">
            <text:p>CSR12high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table:formula="of:=&quot;CSR&quot; &amp; ROUND(TEXT(ROW();&quot;00&quot;)/2;0.1)-36 &amp; &quot;low&quot;" office:value-type="string" office:string-value="CSR13low" calcext:value-type="string">
            <text:p>CSR13low</text:p>
          </table:table-cell>
          <table:table-cell/>
        </table:table-row>
        <table:table-row table:style-name="ro1">
          <table:table-cell office:value-type="string" calcext:value-type="string">
            <text:p>60</text:p>
          </table:table-cell>
          <table:table-cell table:formula="of:=&quot;CSR&quot; &amp; ROUND(TEXT(ROW();&quot;00&quot;)/2;0.1)-36 &amp; &quot;high&quot;" office:value-type="string" office:string-value="CSR13high" calcext:value-type="string">
            <text:p>CSR13high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table:formula="of:=&quot;CSR&quot; &amp; ROUND(TEXT(ROW();&quot;00&quot;)/2;0.1)-36 &amp; &quot;low&quot;" office:value-type="string" office:string-value="CSR14low" calcext:value-type="string">
            <text:p>CSR14low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table:formula="of:=&quot;CSR&quot; &amp; ROUND(TEXT(ROW();&quot;00&quot;)/2;0.1)-36 &amp; &quot;high&quot;" office:value-type="string" office:string-value="CSR14high" calcext:value-type="string">
            <text:p>CSR14high</text:p>
          </table:table-cell>
          <table:table-cell/>
        </table:table-row>
        <table:table-row table:style-name="ro1">
          <table:table-cell office:value-type="string" calcext:value-type="string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2"/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13:49:43.393396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2:08:06.173799482</meta:creation-date>
    <dc:date>2014-03-28T14:43:49.724702921</dc:date>
    <meta:editing-duration>PT51M47S</meta:editing-duration>
    <meta:editing-cycles>5</meta:editing-cycles>
    <meta:generator>LibreOffice/4.1.4.2$Linux_X86_64 LibreOffice_project/410m0$Build-2</meta:generator>
    <meta:document-statistic meta:table-count="1" meta:cell-count="377" meta:object-count="0"/>
  </office:meta>
</office:document-meta>
</file>